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vertical-align="middle"/>
    </style:style>
    <style:style style:name="gr2" style:family="graphic" style:parent-style-name="standard">
      <style:graphic-properties svg:stroke-color="#dddddd" draw:fill-color="#dddddd" draw:textarea-vertical-align="middle"/>
    </style:style>
    <style:style style:name="gr3" style:family="graphic" style:parent-style-name="standard">
      <style:graphic-properties draw:stroke="none" svg:stroke-color="#dddddd" draw:fill="none" draw:fill-color="#dddddd" draw:textarea-vertical-align="middle"/>
    </style:style>
    <style:style style:name="gr4" style:family="graphic" style:parent-style-name="standard">
      <style:graphic-properties svg:stroke-color="#999999" draw:fill-color="#b2b2b2" draw:textarea-vertical-align="middle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standard">
      <style:graphic-properties svg:stroke-color="#cfe7f5" draw:textarea-vertical-align="middle"/>
    </style:style>
    <style:style style:name="gr7" style:family="graphic" style:parent-style-name="standard">
      <style:graphic-properties draw:stroke="none" draw:fill="none" fo:min-height="1.311cm"/>
    </style:style>
    <style:style style:name="gr8" style:family="graphic" style:parent-style-name="standard">
      <style:graphic-properties svg:stroke-color="#6666ff" draw:textarea-vertical-align="middle"/>
    </style:style>
    <style:style style:name="gr9" style:family="graphic" style:parent-style-name="standard">
      <style:graphic-properties svg:stroke-color="#000000" draw:fill-color="#eeeeee" draw:textarea-vertical-align="middle"/>
    </style:style>
    <style:style style:name="gr10" style:family="graphic" style:parent-style-name="standard">
      <style:graphic-properties draw:fill="none" draw:textarea-vertical-align="middle"/>
    </style:style>
    <style:style style:name="gr11" style:family="graphic" style:parent-style-name="standard">
      <style:graphic-properties draw:stroke="none" svg:stroke-color="#ffffff" draw:fill="none" draw:textarea-vertical-align="middle"/>
    </style:style>
    <style:style style:name="gr12" style:family="graphic" style:parent-style-name="standard">
      <style:graphic-properties svg:stroke-color="#cfe7f5" draw:fill="none" draw:textarea-vertical-align="middle"/>
    </style:style>
    <style:style style:name="gr13" style:family="graphic" style:parent-style-name="standard">
      <style:graphic-properties svg:stroke-color="#cccccc" draw:fill-color="#cccccc" draw:textarea-vertical-align="middle"/>
    </style:style>
    <style:style style:name="gr14" style:family="graphic" style:parent-style-name="standard">
      <style:graphic-properties draw:stroke="none" draw:fill="none" fo:min-height="0.455cm"/>
    </style:style>
    <style:style style:name="gr15" style:family="graphic" style:parent-style-name="standard">
      <style:graphic-properties draw:fill-color="#83caff" draw:textarea-vertical-align="middle"/>
    </style:style>
    <style:style style:name="gr16" style:family="graphic" style:parent-style-name="standard">
      <style:graphic-properties draw:stroke="none" svg:stroke-color="#99ccff" draw:fill="none" draw:textarea-vertical-align="middle"/>
    </style:style>
    <style:style style:name="gr17" style:family="graphic" style:parent-style-name="objectwithoutfill">
      <style:graphic-properties svg:stroke-width="0.1cm" svg:stroke-color="#006600" draw:marker-start-width="0.515cm" draw:marker-end-width="0.515cm" draw:fill="solid" draw:fill-color="#009900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1.208cm"/>
    </style:style>
    <style:style style:name="gr19" style:family="graphic" style:parent-style-name="standard">
      <style:graphic-properties draw:stroke="none" draw:fill="none" fo:min-height="0.886cm"/>
    </style:style>
    <style:style style:name="gr20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color="#6666ff" draw:fill="none" draw:textarea-vertical-align="middle"/>
    </style:style>
    <style:style style:name="gr22" style:family="graphic" style:parent-style-name="standard">
      <style:graphic-properties svg:stroke-color="#000000" draw:fill="none" draw:fill-color="#eeeeee" draw:textarea-vertical-align="middle"/>
    </style:style>
    <style:style style:name="gr23" style:family="graphic" style:parent-style-name="standard">
      <style:graphic-properties draw:stroke="none" draw:fill-color="#83caff" draw:textarea-vertical-align="middle"/>
    </style:style>
    <style:style style:name="gr24" style:family="graphic" style:parent-style-name="standard">
      <style:graphic-properties svg:stroke-width="0cm" svg:stroke-color="#000000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>
      <style:paragraph-properties fo:text-align="center"/>
      <style:text-properties fo:color="#006600" fo:font-size="11pt" fo:font-weight="bold" style:font-size-asian="11pt" style:font-weight-asian="bold" style:font-size-complex="11pt" style:font-weight-complex="bold"/>
    </style:style>
    <style:style style:name="P12" style:family="paragraph"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start"/>
      <style:text-properties fo:font-size="15.5pt" style:font-size-asian="15.5pt" style:font-size-complex="15.5pt"/>
    </style:style>
    <style:style style:name="P14" style:family="paragraph">
      <style:paragraph-properties fo:text-align="start"/>
      <style:text-properties fo:font-size="15.5pt" fo:font-style="italic" fo:font-weight="bold" style:font-size-asian="15.5pt" style:font-style-asian="italic" style:font-weight-asian="bold" style:font-size-complex="15.5pt" style:font-style-complex="italic" style:font-weight-complex="bold"/>
    </style:style>
    <style:style style:name="P15" style:family="paragraph">
      <style:paragraph-properties fo:text-align="center"/>
      <style:text-properties fo:color="#ff0000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start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5.5pt" fo:font-style="italic" fo:font-weight="bold" style:font-size-asian="15.5pt" style:font-style-asian="italic" style:font-weight-asian="bold" style:font-size-complex="15.5pt" style:font-style-complex="italic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.6cm" svg:height="18.3cm" svg:x="1.1cm" svg:y="1cm">
          <text:p/>
        </draw:rect>
        <draw:rect draw:style-name="gr2" draw:text-style-name="P1" draw:layer="layout" svg:width="6.3cm" svg:height="1.6cm" svg:x="3.3cm" svg:y="4.1cm">
          <text:p text:style-name="P1">Abfrage</text:p>
        </draw:rect>
        <draw:rect draw:style-name="gr2" draw:text-style-name="P1" draw:layer="layout" svg:width="6.3cm" svg:height="1.6cm" svg:x="3.3cm" svg:y="6.2cm">
          <text:p text:style-name="P1">Einzahlung</text:p>
        </draw:rect>
        <draw:rect draw:style-name="gr2" draw:text-style-name="P1" draw:layer="layout" svg:width="6.3cm" svg:height="1.6cm" svg:x="3.3cm" svg:y="8.3cm">
          <text:p text:style-name="P1">Auszahlung</text:p>
        </draw:rect>
        <draw:rect draw:style-name="gr2" draw:text-style-name="P1" draw:layer="layout" svg:width="6.3cm" svg:height="1.6cm" svg:x="3.3cm" svg:y="10.4cm">
          <text:p text:style-name="P1">Statistik</text:p>
        </draw:rect>
        <draw:rect draw:style-name="gr2" draw:text-style-name="P1" draw:layer="layout" svg:width="6.3cm" svg:height="1.6cm" svg:x="3.3cm" svg:y="12.5cm">
          <text:p text:style-name="P1">Prüfung</text:p>
        </draw:rect>
        <draw:rect draw:style-name="gr2" draw:text-style-name="P1" draw:layer="layout" svg:width="6.3cm" svg:height="1.6cm" svg:x="3.3cm" svg:y="14.6cm">
          <text:p text:style-name="P1">Account</text:p>
        </draw:rect>
        <draw:rect draw:style-name="gr3" draw:text-style-name="P2" draw:layer="layout" svg:width="2.7cm" svg:height="1.2cm" svg:x="1.6cm" svg:y="1.9cm">
          <text:p text:style-name="P1"><text:span text:style-name="T1">Hallo</text:span></text:p>
        </draw:rect>
        <draw:rect draw:style-name="gr3" draw:text-style-name="P2" draw:layer="layout" svg:width="2.7cm" svg:height="1.2cm" svg:x="7.8cm" svg:y="1.9cm">
          <text:p text:style-name="P1"><text:span text:style-name="T1">Vorname</text:span></text:p>
        </draw:rect>
        <draw:rect draw:style-name="gr4" draw:text-style-name="P3" draw:layer="layout" svg:width="3.6cm" svg:height="0.9cm" svg:x="4.6cm" svg:y="17.4cm">
          <text:p text:style-name="P1"><text:span text:style-name="T2">abmelden</text:span></text:p>
        </draw:rect>
      </draw:page>
      <draw:page draw:name="page2" draw:style-name="dp1" draw:master-page-name="Standard">
        <draw:rect draw:style-name="gr1" draw:text-style-name="P1" draw:layer="layout" svg:width="10.6cm" svg:height="14cm" svg:x="1.1cm" svg:y="1cm">
          <text:p/>
        </draw:rect>
        <draw:rect draw:style-name="gr5" draw:text-style-name="P5" draw:layer="layout" svg:width="3cm" svg:height="1.3cm" svg:x="5cm" svg:y="2.7cm">
          <text:p text:style-name="P4"><text:span text:style-name="T3">Abfrage</text:span></text:p>
        </draw:rect>
        <draw:rect draw:style-name="gr6" draw:text-style-name="P6" draw:layer="layout" svg:width="3.2cm" svg:height="1.3cm" svg:x="4.9cm" svg:y="11.9cm">
          <text:p text:style-name="P1"><text:span text:style-name="T4">menu</text:span></text:p>
        </draw:rect>
        <draw:rect draw:style-name="gr1" draw:text-style-name="P1" draw:layer="layout" svg:width="10.6cm" svg:height="14cm" svg:x="1.1cm" svg:y="15.6cm">
          <text:p/>
        </draw:rect>
        <draw:frame draw:style-name="gr7" draw:text-style-name="P7" draw:layer="layout" svg:width="6.3cm" svg:height="1.561cm" svg:x="3.2cm" svg:y="17.039cm">
          <draw:text-box>
            <text:p text:style-name="P1"><text:span text:style-name="T3">Einzahlung</text:span></text:p>
          </draw:text-box>
        </draw:frame>
        <draw:rect draw:style-name="gr5" draw:text-style-name="P8" draw:layer="layout" svg:width="3cm" svg:height="1.3cm" svg:x="2.401cm" svg:y="20cm">
          <text:p text:style-name="P4"><text:span text:style-name="T2">Betrag</text:span></text:p>
        </draw:rect>
        <draw:rect draw:style-name="gr8" draw:text-style-name="P4" draw:layer="layout" svg:width="5.2cm" svg:height="1.1cm" svg:x="5.101cm" svg:y="20.1cm">
          <text:p/>
        </draw:rect>
        <draw:g>
          <draw:rect draw:style-name="gr5" draw:text-style-name="P10" draw:layer="layout" svg:width="1.599cm" svg:height="1.3cm" svg:x="2.401cm" svg:y="21.949cm">
            <text:p text:style-name="P9"><text:span text:style-name="T5">5er</text:span></text:p>
          </draw:rect>
          <draw:rect draw:style-name="gr9" draw:text-style-name="P1" draw:layer="layout" svg:width="1cm" svg:height="1.051cm" svg:x="2.6cm" svg:y="23.049cm">
            <text:p/>
          </draw:rect>
        </draw:g>
        <draw:rect draw:style-name="gr5" draw:text-style-name="P8" draw:layer="layout" svg:width="2.499cm" svg:height="1.3cm" svg:x="3.501cm" svg:y="7.3cm">
          <text:p text:style-name="P4"><text:span text:style-name="T2">Saldo</text:span></text:p>
        </draw:rect>
        <draw:rect draw:style-name="gr10" draw:text-style-name="P4" draw:layer="layout" svg:width="3.501cm" svg:height="1.3cm" svg:x="6.5cm" svg:y="7.2cm">
          <text:p/>
        </draw:rect>
        <draw:rect draw:style-name="gr6" draw:text-style-name="P6" draw:layer="layout" svg:width="4.299cm" svg:height="1.1cm" svg:x="3.901cm" svg:y="26.3cm">
          <text:p text:style-name="P1"><text:span text:style-name="T4">einzahlen</text:span></text:p>
        </draw:rect>
        <draw:rect draw:style-name="gr11" draw:text-style-name="P11" draw:layer="layout" svg:width="6.1cm" svg:height="0.9cm" svg:x="3.179cm" svg:y="24.5cm">
          <text:p text:style-name="P1"><text:span text:style-name="T6">Die Einzahlung war erfolgreich.</text:span></text:p>
        </draw:rect>
        <draw:rect draw:style-name="gr11" draw:text-style-name="P12" draw:layer="layout" svg:width="6.1cm" svg:height="0.9cm" svg:x="3.279cm" svg:y="25.2cm">
          <text:p text:style-name="P1"><text:span text:style-name="T7">Überprüfe deine Eingaben!</text:span></text:p>
        </draw:rect>
        <draw:rect draw:style-name="gr6" draw:text-style-name="P6" draw:layer="layout" svg:width="4.299cm" svg:height="1.1cm" svg:x="3.901cm" svg:y="27.8cm">
          <text:p text:style-name="P1"><text:span text:style-name="T4">menu</text:span></text:p>
        </draw:rect>
        <draw:g>
          <draw:rect draw:style-name="gr5" draw:text-style-name="P10" draw:layer="layout" svg:width="1.599cm" svg:height="1.3cm" svg:x="4.601cm" svg:y="21.95cm">
            <text:p text:style-name="P9"><text:span text:style-name="T5">10er</text:span></text:p>
          </draw:rect>
          <draw:rect draw:style-name="gr9" draw:text-style-name="P1" draw:layer="layout" svg:width="1cm" svg:height="1.051cm" svg:x="4.9cm" svg:y="23.05cm">
            <text:p/>
          </draw:rect>
        </draw:g>
        <draw:g>
          <draw:rect draw:style-name="gr5" draw:text-style-name="P14" draw:layer="layout" svg:width="1.599cm" svg:height="1.3cm" svg:x="6.901cm" svg:y="21.95cm">
            <text:p text:style-name="P13"><text:span text:style-name="T8">20er</text:span></text:p>
          </draw:rect>
          <draw:rect draw:style-name="gr9" draw:text-style-name="P1" draw:layer="layout" svg:width="1cm" svg:height="1.051cm" svg:x="7.1cm" svg:y="23.05cm">
            <text:p/>
          </draw:rect>
        </draw:g>
        <draw:g>
          <draw:rect draw:style-name="gr5" draw:text-style-name="P14" draw:layer="layout" svg:width="1.599cm" svg:height="1.3cm" svg:x="9.001cm" svg:y="21.95cm">
            <text:p text:style-name="P13"><text:span text:style-name="T8">50er</text:span></text:p>
          </draw:rect>
          <draw:rect draw:style-name="gr9" draw:text-style-name="P1" draw:layer="layout" svg:width="1cm" svg:height="1.051cm" svg:x="9.3cm" svg:y="23.05cm">
            <text:p/>
          </draw:rect>
        </draw:g>
      </draw:page>
      <draw:page draw:name="page3" draw:style-name="dp1" draw:master-page-name="Standard">
        <draw:rect draw:style-name="gr1" draw:text-style-name="P1" draw:layer="layout" svg:width="10.6cm" svg:height="14cm" svg:x="1.5cm" svg:y="1.2cm">
          <text:p/>
        </draw:rect>
        <draw:rect draw:style-name="gr1" draw:text-style-name="P1" draw:layer="layout" svg:width="10.6cm" svg:height="14cm" svg:x="1.5cm" svg:y="15.6cm">
          <text:p/>
        </draw:rect>
        <draw:frame draw:style-name="gr7" draw:text-style-name="P7" draw:layer="layout" svg:width="6.3cm" svg:height="1.561cm" svg:x="3.2cm" svg:y="2.84cm">
          <draw:text-box>
            <text:p text:style-name="P1"><text:span text:style-name="T3">Auszahlung</text:span></text:p>
          </draw:text-box>
        </draw:frame>
        <draw:rect draw:style-name="gr5" draw:text-style-name="P8" draw:layer="layout" svg:width="3cm" svg:height="1.3cm" svg:x="2.403cm" svg:y="6cm">
          <text:p text:style-name="P4"><text:span text:style-name="T2">Betrag</text:span></text:p>
        </draw:rect>
        <draw:rect draw:style-name="gr6" draw:text-style-name="P6" draw:layer="layout" svg:width="4.499cm" svg:height="1.3cm" svg:x="4.201cm" svg:y="12.2cm">
          <text:p text:style-name="P1"><text:span text:style-name="T4">auszahlen</text:span></text:p>
        </draw:rect>
        <draw:frame draw:style-name="gr7" draw:text-style-name="P7" draw:layer="layout" svg:width="5.4cm" svg:height="1.561cm" svg:x="4.1cm" svg:y="17.041cm">
          <draw:text-box>
            <text:p text:style-name="P1"><text:span text:style-name="T3">Statistik</text:span></text:p>
          </draw:text-box>
        </draw:frame>
        <draw:rect draw:style-name="gr6" draw:text-style-name="P6" draw:layer="layout" svg:width="2.099cm" svg:height="1.3cm" svg:x="4.201cm" svg:y="19.3cm">
          <text:p text:style-name="P1"><text:span text:style-name="T4">5er</text:span></text:p>
        </draw:rect>
        <draw:rect draw:style-name="gr6" draw:text-style-name="P6" draw:layer="layout" svg:width="2.099cm" svg:height="1.3cm" svg:x="4.202cm" svg:y="21cm">
          <text:p text:style-name="P1"><text:span text:style-name="T4">10er</text:span></text:p>
        </draw:rect>
        <draw:rect draw:style-name="gr6" draw:text-style-name="P6" draw:layer="layout" svg:width="2.099cm" svg:height="1.3cm" svg:x="4.202cm" svg:y="22.7cm">
          <text:p text:style-name="P1"><text:span text:style-name="T4">20er</text:span></text:p>
        </draw:rect>
        <draw:rect draw:style-name="gr6" draw:text-style-name="P6" draw:layer="layout" svg:width="2.099cm" svg:height="1.3cm" svg:x="4.202cm" svg:y="24.4cm">
          <text:p text:style-name="P1"><text:span text:style-name="T4">50er</text:span></text:p>
        </draw:rect>
        <draw:rect draw:style-name="gr12" draw:text-style-name="P6" draw:layer="layout" svg:width="2.099cm" svg:height="1.3cm" svg:x="7.102cm" svg:y="19.3cm">
          <text:p/>
        </draw:rect>
        <draw:rect draw:style-name="gr12" draw:text-style-name="P6" draw:layer="layout" svg:width="2.099cm" svg:height="1.3cm" svg:x="7.103cm" svg:y="21cm">
          <text:p/>
        </draw:rect>
        <draw:rect draw:style-name="gr12" draw:text-style-name="P6" draw:layer="layout" svg:width="2.099cm" svg:height="1.3cm" svg:x="7.103cm" svg:y="22.7cm">
          <text:p/>
        </draw:rect>
        <draw:rect draw:style-name="gr12" draw:text-style-name="P6" draw:layer="layout" svg:width="2.099cm" svg:height="1.3cm" svg:x="7.103cm" svg:y="24.4cm">
          <text:p/>
        </draw:rect>
        <draw:rect draw:style-name="gr13" draw:text-style-name="P6" draw:layer="layout" svg:width="5cm" svg:height="1.3cm" svg:x="4.2cm" svg:y="26.5cm">
          <text:p text:style-name="P1"><text:span text:style-name="T4">menu</text:span></text:p>
        </draw:rect>
        <draw:frame draw:style-name="gr14" draw:text-style-name="P1" draw:layer="layout" svg:width="6.776cm" svg:height="0.705cm" svg:x="3.2cm" svg:y="10.1cm">
          <draw:text-box>
            <text:p text:style-name="P1"><text:span text:style-name="T6">Die Auszahlung war erfolgreich.</text:span></text:p>
          </draw:text-box>
        </draw:frame>
        <draw:frame draw:style-name="gr14" draw:text-style-name="P15" draw:layer="layout" svg:width="6.776cm" svg:height="0.705cm" svg:x="3.224cm" svg:y="10.8cm">
          <draw:text-box>
            <text:p text:style-name="P1"><text:span text:style-name="T7">Überprüfe bitte deine Eingaben!</text:span></text:p>
          </draw:text-box>
        </draw:frame>
        <draw:frame draw:style-name="gr14" draw:text-style-name="P15" draw:layer="layout" svg:width="6.776cm" svg:height="0.705cm" svg:x="3.224cm" svg:y="11.401cm">
          <draw:text-box>
            <text:p text:style-name="P1"><text:span text:style-name="T7">So viel liegt nicht in der Kasse.</text:span></text:p>
          </draw:text-box>
        </draw:frame>
        <draw:g>
          <draw:rect draw:style-name="gr5" draw:text-style-name="P10" draw:layer="layout" svg:width="1.599cm" svg:height="1.3cm" svg:x="2.402cm" svg:y="7.65cm">
            <text:p text:style-name="P9"><text:span text:style-name="T5">5er</text:span></text:p>
          </draw:rect>
          <draw:rect draw:style-name="gr9" draw:text-style-name="P1" draw:layer="layout" svg:width="1cm" svg:height="1.051cm" svg:x="2.601cm" svg:y="8.75cm">
            <text:p/>
          </draw:rect>
        </draw:g>
        <draw:g>
          <draw:rect draw:style-name="gr5" draw:text-style-name="P10" draw:layer="layout" svg:width="1.599cm" svg:height="1.3cm" svg:x="4.602cm" svg:y="7.651cm">
            <text:p text:style-name="P9"><text:span text:style-name="T5">10er</text:span></text:p>
          </draw:rect>
          <draw:rect draw:style-name="gr9" draw:text-style-name="P1" draw:layer="layout" svg:width="1cm" svg:height="1.051cm" svg:x="4.901cm" svg:y="8.751cm">
            <text:p/>
          </draw:rect>
        </draw:g>
        <draw:g>
          <draw:rect draw:style-name="gr5" draw:text-style-name="P14" draw:layer="layout" svg:width="1.599cm" svg:height="1.3cm" svg:x="6.902cm" svg:y="7.651cm">
            <text:p text:style-name="P13"><text:span text:style-name="T8">20er</text:span></text:p>
          </draw:rect>
          <draw:rect draw:style-name="gr9" draw:text-style-name="P1" draw:layer="layout" svg:width="1cm" svg:height="1.051cm" svg:x="7.101cm" svg:y="8.751cm">
            <text:p/>
          </draw:rect>
        </draw:g>
        <draw:g>
          <draw:rect draw:style-name="gr5" draw:text-style-name="P14" draw:layer="layout" svg:width="1.599cm" svg:height="1.3cm" svg:x="9.002cm" svg:y="7.651cm">
            <text:p text:style-name="P13"><text:span text:style-name="T8">50er</text:span></text:p>
          </draw:rect>
          <draw:rect draw:style-name="gr9" draw:text-style-name="P1" draw:layer="layout" svg:width="1cm" svg:height="1.051cm" svg:x="9.301cm" svg:y="8.751cm">
            <text:p/>
          </draw:rect>
        </draw:g>
        <draw:rect draw:style-name="gr8" draw:text-style-name="P4" draw:layer="layout" svg:width="5.2cm" svg:height="1.1cm" svg:x="5.101cm" svg:y="6.1cm">
          <text:p/>
        </draw:rect>
        <draw:rect draw:style-name="gr6" draw:text-style-name="P6" draw:layer="layout" svg:width="4.5cm" svg:height="1.3cm" svg:x="4.2cm" svg:y="13.6cm">
          <text:p text:style-name="P1"><text:span text:style-name="T4">menu</text:span></text:p>
        </draw:rect>
      </draw:page>
      <draw:page draw:name="page4" draw:style-name="dp1" draw:master-page-name="Standard">
        <draw:rect draw:style-name="gr1" draw:text-style-name="P1" draw:layer="layout" svg:width="10.6cm" svg:height="12.8cm" svg:x="1.7cm" svg:y="1.1cm">
          <text:p/>
        </draw:rect>
        <draw:frame draw:style-name="gr7" draw:text-style-name="P7" draw:layer="layout" svg:width="6.3cm" svg:height="1.561cm" svg:x="3.8cm" svg:y="2.341cm">
          <draw:text-box>
            <text:p text:style-name="P1"><text:span text:style-name="T3">Prüfung</text:span></text:p>
          </draw:text-box>
        </draw:frame>
        <draw:rect draw:style-name="gr6" draw:text-style-name="P6" draw:layer="layout" svg:width="5.2cm" svg:height="1cm" svg:x="4.401cm" svg:y="11.3cm">
          <text:p text:style-name="P1"><text:span text:style-name="T4">prüfen</text:span></text:p>
        </draw:rect>
        <draw:rect draw:style-name="gr5" draw:text-style-name="P8" draw:layer="layout" svg:width="5.096cm" svg:height="1.3cm" svg:x="2.404cm" svg:y="5cm">
          <text:p text:style-name="P4"><text:span text:style-name="T2">Gezählter Stand</text:span></text:p>
        </draw:rect>
        <draw:rect draw:style-name="gr8" draw:text-style-name="P4" draw:layer="layout" svg:width="3.704cm" svg:height="0.9cm" svg:x="7.682cm" svg:y="5.2cm">
          <text:p/>
        </draw:rect>
        <draw:g>
          <draw:rect draw:style-name="gr5" draw:text-style-name="P10" draw:layer="layout" svg:width="1.599cm" svg:height="1.3cm" svg:x="2.404cm" svg:y="7.152cm">
            <text:p text:style-name="P9"><text:span text:style-name="T5">5er</text:span></text:p>
          </draw:rect>
          <draw:rect draw:style-name="gr9" draw:text-style-name="P1" draw:layer="layout" svg:width="1cm" svg:height="1.051cm" svg:x="2.603cm" svg:y="8.252cm">
            <text:p/>
          </draw:rect>
        </draw:g>
        <draw:g>
          <draw:rect draw:style-name="gr5" draw:text-style-name="P10" draw:layer="layout" svg:width="1.599cm" svg:height="1.3cm" svg:x="4.804cm" svg:y="7.153cm">
            <text:p text:style-name="P9"><text:span text:style-name="T5">10er</text:span></text:p>
          </draw:rect>
          <draw:rect draw:style-name="gr9" draw:text-style-name="P1" draw:layer="layout" svg:width="1cm" svg:height="1.051cm" svg:x="5.103cm" svg:y="8.253cm">
            <text:p/>
          </draw:rect>
        </draw:g>
        <draw:g>
          <draw:rect draw:style-name="gr5" draw:text-style-name="P14" draw:layer="layout" svg:width="1.599cm" svg:height="1.3cm" svg:x="7.504cm" svg:y="7.153cm">
            <text:p text:style-name="P13"><text:span text:style-name="T8">20er</text:span></text:p>
          </draw:rect>
          <draw:rect draw:style-name="gr9" draw:text-style-name="P1" draw:layer="layout" svg:width="1cm" svg:height="1.051cm" svg:x="7.703cm" svg:y="8.253cm">
            <text:p/>
          </draw:rect>
        </draw:g>
        <draw:g>
          <draw:rect draw:style-name="gr5" draw:text-style-name="P14" draw:layer="layout" svg:width="1.599cm" svg:height="1.3cm" svg:x="9.904cm" svg:y="7.153cm">
            <text:p text:style-name="P13"><text:span text:style-name="T8">50er</text:span></text:p>
          </draw:rect>
          <draw:rect draw:style-name="gr9" draw:text-style-name="P1" draw:layer="layout" svg:width="1cm" svg:height="1.051cm" svg:x="10.203cm" svg:y="8.253cm">
            <text:p/>
          </draw:rect>
        </draw:g>
      </draw:page>
      <draw:page draw:name="page5" draw:style-name="dp1" draw:master-page-name="Standard">
        <draw:rect draw:style-name="gr15" draw:text-style-name="P1" draw:layer="layout" svg:width="10.6cm" svg:height="12.8cm" svg:x="1.1cm" svg:y="1.1cm">
          <text:p text:style-name="P1"><text:s/></text:p>
        </draw:rect>
        <draw:rect draw:style-name="gr16" draw:text-style-name="P16" draw:layer="layout" svg:width="3.585cm" svg:height="1.6cm" svg:x="3.653cm" svg:y="6.6cm">
          <text:p text:style-name="P1"><text:span text:style-name="T9">Kasse:</text:span></text:p>
        </draw:rect>
        <draw:g>
          <draw:g>
            <draw:line draw:style-name="gr17" draw:text-style-name="P1" draw:layer="layout" svg:x1="7.238cm" svg:y1="7.328cm" svg:x2="7.663cm" svg:y2="7.608cm">
              <text:p/>
            </draw:line>
            <draw:line draw:style-name="gr17" draw:text-style-name="P1" draw:layer="layout" svg:x1="7.6cm" svg:y1="7.615cm" svg:x2="8.137cm" svg:y2="6.8cm">
              <text:p/>
            </draw:line>
          </draw:g>
        </draw:g>
        <draw:frame draw:style-name="gr18" draw:text-style-name="P7" draw:layer="layout" svg:width="9.9cm" svg:height="1.458cm" svg:x="1.6cm" svg:y="2.342cm">
          <draw:text-box>
            <text:p text:style-name="P1"><text:span text:style-name="T3">Prüfungsergebnis</text:span></text:p>
          </draw:text-box>
        </draw:frame>
        <draw:rect draw:style-name="gr13" draw:text-style-name="P6" draw:layer="layout" svg:width="7.8cm" svg:height="1.2cm" svg:x="2.6cm" svg:y="11.2cm">
          <text:p text:style-name="P1"><text:span text:style-name="T4">menu</text:span></text:p>
        </draw:rect>
        <draw:rect draw:style-name="gr15" draw:text-style-name="P1" draw:layer="layout" svg:width="10.6cm" svg:height="14.2cm" svg:x="1.2cm" svg:y="14.2cm">
          <text:p text:style-name="P1"><text:s/></text:p>
        </draw:rect>
        <draw:frame draw:style-name="gr19" draw:text-style-name="P6" draw:layer="layout" svg:width="3.52cm" svg:height="1.136cm" svg:x="3.8cm" svg:y="17.363cm">
          <draw:text-box>
            <text:p text:style-name="P1"><text:span text:style-name="T9">Kasse</text:span><text:span text:style-name="T4">:</text:span></text:p>
          </draw:text-box>
        </draw:frame>
        <draw:g>
          <draw:line draw:style-name="gr20" draw:text-style-name="P1" draw:layer="layout" svg:x1="7.489cm" svg:y1="17.711cm" svg:x2="8.4cm" svg:y2="18.153cm">
            <text:p/>
          </draw:line>
          <draw:line draw:style-name="gr20" draw:text-style-name="P1" draw:layer="layout" svg:x1="7.489cm" svg:y1="18.153cm" svg:x2="8.4cm" svg:y2="17.711cm">
            <text:p/>
          </draw:line>
        </draw:g>
        <draw:frame draw:style-name="gr18" draw:text-style-name="P7" draw:layer="layout" svg:width="9.9cm" svg:height="1.458cm" svg:x="1.6cm" svg:y="15.342cm">
          <draw:text-box>
            <text:p text:style-name="P1"><text:span text:style-name="T3">Prüfungsergebnis</text:span></text:p>
          </draw:text-box>
        </draw:frame>
        <draw:rect draw:style-name="gr5" draw:text-style-name="P17" draw:layer="layout" svg:width="2.194cm" svg:height="1.3cm" svg:x="2.406cm" svg:y="19.5cm">
          <text:p text:style-name="P9"><text:span text:style-name="T10">Digital</text:span></text:p>
        </draw:rect>
        <draw:rect draw:style-name="gr21" draw:text-style-name="P4" draw:layer="layout" svg:width="3.616cm" svg:height="0.9cm" svg:x="6.784cm" svg:y="19.7cm">
          <text:p/>
        </draw:rect>
        <draw:rect draw:style-name="gr5" draw:text-style-name="P17" draw:layer="layout" svg:width="2.394cm" svg:height="1.3cm" svg:x="2.406cm" svg:y="20.9cm">
          <text:p text:style-name="P9"><text:span text:style-name="T10">Gezählt</text:span></text:p>
        </draw:rect>
        <draw:rect draw:style-name="gr21" draw:text-style-name="P4" draw:layer="layout" svg:width="3.604cm" svg:height="0.9cm" svg:x="6.796cm" svg:y="21.1cm">
          <text:p/>
        </draw:rect>
        <draw:rect draw:style-name="gr5" draw:text-style-name="P10" draw:layer="layout" svg:width="1.22cm" svg:height="0.909cm" svg:x="4.18cm" svg:y="22.8cm">
          <text:p text:style-name="P9"><text:span text:style-name="T5">5er</text:span></text:p>
        </draw:rect>
        <draw:rect draw:style-name="gr22" draw:text-style-name="P1" draw:layer="layout" svg:width="1.22cm" svg:height="0.805cm" svg:x="4.104cm" svg:y="23.727cm">
          <text:p/>
        </draw:rect>
        <draw:rect draw:style-name="gr22" draw:text-style-name="P1" draw:layer="layout" svg:width="1.22cm" svg:height="0.805cm" svg:x="4.105cm" svg:y="24.795cm">
          <text:p/>
        </draw:rect>
        <draw:rect draw:style-name="gr5" draw:text-style-name="P10" draw:layer="layout" svg:width="1.199cm" svg:height="0.909cm" svg:x="5.8cm" svg:y="22.8cm">
          <text:p text:style-name="P9"><text:span text:style-name="T5">10er</text:span></text:p>
        </draw:rect>
        <draw:rect draw:style-name="gr22" draw:text-style-name="P1" draw:layer="layout" svg:width="1.199cm" svg:height="0.805cm" svg:x="5.8cm" svg:y="23.728cm">
          <text:p/>
        </draw:rect>
        <draw:rect draw:style-name="gr22" draw:text-style-name="P1" draw:layer="layout" svg:width="1.199cm" svg:height="0.805cm" svg:x="5.801cm" svg:y="24.795cm">
          <text:p/>
        </draw:rect>
        <draw:g>
          <draw:rect draw:style-name="gr5" draw:text-style-name="P10" draw:layer="layout" svg:width="1.199cm" svg:height="0.909cm" svg:x="7.5cm" svg:y="22.8cm">
            <text:p text:style-name="P9"><text:span text:style-name="T5">20er</text:span></text:p>
          </draw:rect>
          <draw:rect draw:style-name="gr22" draw:text-style-name="P1" draw:layer="layout" svg:width="1.199cm" svg:height="0.805cm" svg:x="7.5cm" svg:y="23.728cm">
            <text:p/>
          </draw:rect>
          <draw:rect draw:style-name="gr22" draw:text-style-name="P1" draw:layer="layout" svg:width="1.199cm" svg:height="0.805cm" svg:x="7.501cm" svg:y="24.795cm">
            <text:p/>
          </draw:rect>
        </draw:g>
        <draw:g>
          <draw:rect draw:style-name="gr5" draw:text-style-name="P10" draw:layer="layout" svg:width="1.199cm" svg:height="0.909cm" svg:x="9.2cm" svg:y="22.8cm">
            <text:p text:style-name="P9"><text:span text:style-name="T5">50er</text:span></text:p>
          </draw:rect>
          <draw:rect draw:style-name="gr22" draw:text-style-name="P1" draw:layer="layout" svg:width="1.199cm" svg:height="0.805cm" svg:x="9.2cm" svg:y="23.728cm">
            <text:p/>
          </draw:rect>
          <draw:rect draw:style-name="gr22" draw:text-style-name="P1" draw:layer="layout" svg:width="1.199cm" svg:height="0.805cm" svg:x="9.201cm" svg:y="24.795cm">
            <text:p/>
          </draw:rect>
        </draw:g>
        <draw:rect draw:style-name="gr13" draw:text-style-name="P19" draw:layer="layout" svg:width="3.6cm" svg:height="1cm" svg:x="2.6cm" svg:y="26.6cm">
          <text:p text:style-name="P18"><text:span text:style-name="T11">abbrechen</text:span></text:p>
        </draw:rect>
        <draw:rect draw:style-name="gr13" draw:text-style-name="P19" draw:layer="layout" svg:width="3.999cm" svg:height="1cm" svg:x="6.401cm" svg:y="26.6cm">
          <text:p text:style-name="P18"><text:span text:style-name="T11">übernehmen</text:span></text:p>
        </draw:rect>
        <draw:rect draw:style-name="gr23" draw:text-style-name="P19" draw:layer="layout" svg:width="0.7cm" svg:height="0.7cm" svg:x="2.5cm" svg:y="23.8cm">
          <text:p text:style-name="P6"><text:span text:style-name="T11">D</text:span></text:p>
        </draw:rect>
        <draw:rect draw:style-name="gr23" draw:text-style-name="P19" draw:layer="layout" svg:width="0.7cm" svg:height="0.7cm" svg:x="2.5cm" svg:y="24.9cm">
          <text:p text:style-name="P6"><text:span text:style-name="T11">G</text:span></text:p>
        </draw:rect>
      </draw:page>
      <draw:page draw:name="page6" draw:style-name="dp1" draw:master-page-name="Standard">
        <draw:rect draw:style-name="gr15" draw:text-style-name="P1" draw:layer="layout" svg:width="10.6cm" svg:height="12.8cm" svg:x="1.1cm" svg:y="1.1cm">
          <text:p text:style-name="P1"><text:s/></text:p>
        </draw:rect>
        <draw:frame draw:style-name="gr18" draw:text-style-name="P21" draw:layer="layout" svg:width="7.1cm" svg:height="1.458cm" svg:x="2.9cm" svg:y="2.942cm">
          <draw:text-box>
            <text:p text:style-name="P20"><text:span text:style-name="T12">Kassenstand</text:span></text:p>
          </draw:text-box>
        </draw:frame>
        <draw:rect draw:style-name="gr13" draw:text-style-name="P6" draw:layer="layout" svg:width="5.6cm" svg:height="1cm" svg:x="3.7cm" svg:y="11.4cm">
          <text:p text:style-name="P1"><text:span text:style-name="T4">menu</text:span></text:p>
        </draw:rect>
        <draw:g>
          <draw:ellipse draw:style-name="gr24" draw:text-style-name="P1" draw:layer="layout" svg:width="2.3cm" svg:height="2.1cm" svg:x="5.3cm" svg:y="6.6cm">
            <text:p/>
          </draw:ellipse>
          <draw:g>
            <draw:g>
              <draw:line draw:style-name="gr17" draw:text-style-name="P1" draw:layer="layout" svg:x1="6.039cm" svg:y1="7.729cm" svg:x2="6.464cm" svg:y2="8.009cm">
                <text:p/>
              </draw:line>
              <draw:line draw:style-name="gr17" draw:text-style-name="P1" draw:layer="layout" svg:x1="6.401cm" svg:y1="8.016cm" svg:x2="6.938cm" svg:y2="7.201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Granaß</meta:initial-creator>
    <meta:creation-date>2022-06-24T15:31:20.55</meta:creation-date>
    <meta:generator>OpenOffice/4.1.5$Win32 OpenOffice.org_project/415m1$Build-9789</meta:generator>
    <dc:date>2022-06-29T13:11:28.94</dc:date>
    <dc:creator>Daniel Granaß</dc:creator>
    <meta:editing-duration>PT15H20M</meta:editing-duration>
    <meta:editing-cycles>183</meta:editing-cycles>
    <meta:document-statistic meta:object-count="129"/>
  </office:meta>
</office:document-meta>
</file>